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1000002DFB4038EF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color="#ff9900" draw:fill="solid" draw:fill-color="#ff99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4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7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6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1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2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8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96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90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5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5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03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67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99ff66" draw:fill="solid" draw:fill-color="#99ff66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7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2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83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1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79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79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6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8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4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6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02cm" fo:padding-top="0cm" fo:padding-bottom="0cm" fo:padding-left="0cm" fo:padding-right="0cm"/>
    </style:style>
    <style:style style:name="gr35" style:family="graphic" style:parent-style-name="standard">
      <style:graphic-properties draw:stroke="solid" svg:stroke-color="#ff9999" draw:fill="solid" draw:fill-color="#ff9999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4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486cm" fo:padding-top="0cm" fo:padding-bottom="0cm" fo:padding-left="0cm" fo:padding-right="0cm"/>
    </style:style>
    <style:style style:name="gr39" style:family="graphic" style:parent-style-name="standard">
      <style:graphic-properties draw:stroke="solid" svg:stroke-color="#ffff66" draw:fill="solid" draw:fill-color="#ffff66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3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1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9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5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ans2" fo:font-size="14pt" style:font-size-asian="14pt" style:font-name-complex="Liberation Sans2" style:font-size-complex="14pt"/>
    </style:style>
    <style:style style:name="T2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3" style:family="text">
      <style:text-properties fo:color="#000000" style:font-name="Liberation Serif2" fo:font-size="13pt" fo:font-weight="bold" style:font-size-asian="13pt" style:font-name-complex="Liberation Serif2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9.7cm" svg:height="20.99cm" svg:x="0cm" svg:y="0cm" svg:viewBox="0 0 29701 20991" draw:points="0,0 29701,0 29701,20991 0,20991">
          <text:p/>
        </draw:polygon>
        <draw:polygon draw:style-name="gr1" draw:layer="layout" svg:width="29.7cm" svg:height="20.997cm" svg:x="0cm" svg:y="0cm" svg:viewBox="0 0 29701 20998" draw:points="0,0 29701,0 29701,20998 0,20998">
          <text:p/>
        </draw:polygon>
        <draw:frame draw:style-name="gr2" draw:layer="layout" svg:width="29.7cm" svg:height="21cm" svg:x="0cm" svg:y="-0.008cm">
          <draw:image xlink:href="Pictures/10000000000003C1000002DFB4038EF9.jpg" xlink:type="simple" xlink:show="embed" xlink:actuate="onLoad">
            <text:p/>
          </draw:image>
        </draw:frame>
        <draw:polygon draw:style-name="gr3" draw:layer="layout" svg:width="4.198cm" svg:height="1.4cm" svg:x="6.501cm" svg:y="9.599cm" svg:viewBox="0 0 4199 1401" draw:points="2099,1401 0,1401 0,0 4199,0 4199,1401">
          <text:p/>
        </draw:polygon>
        <draw:polygon draw:style-name="gr3" draw:layer="layout" svg:width="4.201cm" svg:height="1.4cm" svg:x="1.799cm" svg:y="5.898cm" svg:viewBox="0 0 4202 1401" draw:points="2103,1401 0,1401 0,0 4202,0 4202,1401">
          <text:p/>
        </draw:polygon>
        <draw:frame draw:style-name="gr4" draw:layer="layout" svg:width="1.958cm" svg:height="0.556cm" svg:x="7.743cm" svg:y="9.751cm">
          <draw:text-box>
            <text:p text:style-name="P1"><text:span text:style-name="T1">Personal</text:span></text:p>
          </draw:text-box>
        </draw:frame>
        <draw:frame draw:style-name="gr5" draw:layer="layout" svg:width="2.868cm" svg:height="0.556cm" svg:x="7.21cm" svg:y="10.305cm">
          <draw:text-box>
            <text:p text:style-name="P1"><text:span text:style-name="T1">Achievement</text:span></text:p>
          </draw:text-box>
        </draw:frame>
        <draw:frame draw:style-name="gr6" draw:layer="layout" svg:width="0.125cm" svg:height="0.556cm" svg:x="10.075cm" svg:y="10.312cm">
          <draw:text-box>
            <text:p text:style-name="P1"><text:span text:style-name="T2"><text:s/></text:span></text:p>
          </draw:text-box>
        </draw:frame>
        <draw:polygon draw:style-name="gr3" draw:layer="layout" svg:width="4.201cm" svg:height="1.4cm" svg:x="1.799cm" svg:y="7.701cm" svg:viewBox="0 0 4202 1401" draw:points="2103,1401 0,1401 0,0 4202,0 4202,1401">
          <text:p/>
        </draw:polygon>
        <draw:frame draw:style-name="gr7" draw:layer="layout" svg:width="2.017cm" svg:height="0.556cm" svg:x="3.012cm" svg:y="6.054cm">
          <draw:text-box>
            <text:p text:style-name="P1"><text:span text:style-name="T1">Business</text:span></text:p>
          </draw:text-box>
        </draw:frame>
        <draw:frame draw:style-name="gr8" draw:layer="layout" svg:width="2.783cm" svg:height="0.556cm" svg:x="2.599cm" svg:y="6.605cm">
          <draw:text-box>
            <text:p text:style-name="P1"><text:span text:style-name="T1">Environment</text:span></text:p>
          </draw:text-box>
        </draw:frame>
        <draw:polygon draw:style-name="gr3" draw:layer="layout" svg:width="4.201cm" svg:height="1.4cm" svg:x="1.799cm" svg:y="9.599cm" svg:viewBox="0 0 4202 1401" draw:points="2103,1401 0,1401 0,0 4202,0 4202,1401">
          <text:p/>
        </draw:polygon>
        <draw:frame draw:style-name="gr9" draw:layer="layout" svg:width="2.572cm" svg:height="0.556cm" svg:x="2.667cm" svg:y="7.85cm">
          <draw:text-box>
            <text:p text:style-name="P1"><text:span text:style-name="T1">Productivity</text:span></text:p>
          </draw:text-box>
        </draw:frame>
        <draw:frame draw:style-name="gr10" draw:layer="layout" svg:width="2.508cm" svg:height="0.556cm" svg:x="2.772cm" svg:y="8.407cm">
          <draw:text-box>
            <text:p text:style-name="P1"><text:span text:style-name="T1">Techniques</text:span></text:p>
          </draw:text-box>
        </draw:frame>
        <draw:polygon draw:style-name="gr3" draw:layer="layout" svg:width="4.198cm" svg:height="1.4cm" svg:x="6.501cm" svg:y="4.099cm" svg:viewBox="0 0 4199 1401" draw:points="2099,1401 0,1401 0,0 4199,0 4199,1401">
          <text:p/>
        </draw:polygon>
        <draw:frame draw:style-name="gr11" draw:layer="layout" svg:width="3.092cm" svg:height="0.556cm" svg:x="2.508cm" svg:y="9.751cm">
          <draw:text-box>
            <text:p text:style-name="P1"><text:span text:style-name="T1">People Habits</text:span></text:p>
          </draw:text-box>
        </draw:frame>
        <draw:polygon draw:style-name="gr3" draw:layer="layout" svg:width="4.198cm" svg:height="1.4cm" svg:x="6.501cm" svg:y="5.898cm" svg:viewBox="0 0 4199 1401" draw:points="2099,1401 0,1401 0,0 4199,0 4199,1401">
          <text:p/>
        </draw:polygon>
        <draw:frame draw:style-name="gr12" draw:layer="layout" svg:width="3.228cm" svg:height="0.556cm" svg:x="2.398cm" svg:y="10.305cm">
          <draw:text-box>
            <text:p text:style-name="P1"><text:span text:style-name="T1">And Behaviors</text:span></text:p>
          </draw:text-box>
        </draw:frame>
        <draw:frame draw:style-name="gr13" draw:layer="layout" svg:width="4.053cm" svg:height="0.556cm" svg:x="6.716cm" svg:y="4.53cm">
          <draw:text-box>
            <text:p text:style-name="P1"><text:span text:style-name="T1">Self-Improvement </text:span></text:p>
          </draw:text-box>
        </draw:frame>
        <draw:polygon draw:style-name="gr3" draw:layer="layout" svg:width="4.198cm" svg:height="1.4cm" svg:x="6.501cm" svg:y="7.701cm" svg:viewBox="0 0 4199 1401" draw:points="2099,1401 0,1401 0,0 4199,0 4199,1401">
          <text:p/>
        </draw:polygon>
        <draw:frame draw:style-name="gr14" draw:layer="layout" svg:width="2.677cm" svg:height="0.556cm" svg:x="7.337cm" svg:y="6.054cm">
          <draw:text-box>
            <text:p text:style-name="P1"><text:span text:style-name="T1">Inspirational</text:span></text:p>
          </draw:text-box>
        </draw:frame>
        <draw:frame draw:style-name="gr15" draw:layer="layout" svg:width="2.208cm" svg:height="0.556cm" svg:x="7.676cm" svg:y="6.605cm">
          <draw:text-box>
            <text:p text:style-name="P1"><text:span text:style-name="T1">Speeches</text:span></text:p>
          </draw:text-box>
        </draw:frame>
        <draw:polygon draw:style-name="gr3" draw:layer="layout" svg:width="4.201cm" svg:height="1.4cm" svg:x="1.799cm" svg:y="4.099cm" svg:viewBox="0 0 4202 1401" draw:points="2103,1401 0,1401 0,0 4202,0 4202,1401">
          <text:p/>
        </draw:polygon>
        <draw:frame draw:style-name="gr16" draw:layer="layout" svg:width="3.262cm" svg:height="0.556cm" svg:x="6.97cm" svg:y="7.853cm">
          <draw:text-box>
            <text:p text:style-name="P1"><text:span text:style-name="T2">Self-Confidence</text:span></text:p>
          </draw:text-box>
        </draw:frame>
        <draw:frame draw:style-name="gr17" draw:layer="layout" svg:width="2.593cm" svg:height="0.556cm" svg:x="7.306cm" svg:y="8.407cm">
          <draw:text-box>
            <text:p text:style-name="P1"><text:span text:style-name="T2">And Attitude</text:span></text:p>
          </draw:text-box>
        </draw:frame>
        <draw:polygon draw:style-name="gr18" draw:layer="layout" svg:width="4.198cm" svg:height="1.401cm" svg:x="19.501cm" svg:y="4cm" svg:viewBox="0 0 4199 1402" draw:points="2099,1402 0,1402 0,0 4199,0 4199,1402">
          <text:p/>
        </draw:polygon>
        <draw:frame draw:style-name="gr19" draw:layer="layout" svg:width="2.593cm" svg:height="0.556cm" svg:x="2.709cm" svg:y="4.248cm">
          <draw:text-box>
            <text:p text:style-name="P1"><text:span text:style-name="T1">Educational</text:span></text:p>
          </draw:text-box>
        </draw:frame>
        <draw:frame draw:style-name="gr20" draw:layer="layout" svg:width="2.381cm" svg:height="0.556cm" svg:x="2.712cm" svg:y="4.805cm">
          <draw:text-box>
            <text:p text:style-name="P1"><text:span text:style-name="T1">Institutions</text:span></text:p>
          </draw:text-box>
        </draw:frame>
        <draw:frame draw:style-name="gr6" draw:layer="layout" svg:width="0.125cm" svg:height="0.556cm" svg:x="5.09cm" svg:y="4.812cm">
          <draw:text-box>
            <text:p text:style-name="P1"><text:span text:style-name="T2"><text:s/></text:span></text:p>
          </draw:text-box>
        </draw:frame>
        <draw:polygon draw:style-name="gr18" draw:layer="layout" svg:width="4.198cm" svg:height="1.401cm" svg:x="24.2cm" svg:y="4cm" svg:viewBox="0 0 4199 1402" draw:points="2099,1402 0,1402 0,0 4199,0 4199,1402">
          <text:p/>
        </draw:polygon>
        <draw:frame draw:style-name="gr21" draw:layer="layout" svg:width="2.957cm" svg:height="0.556cm" svg:x="20.214cm" svg:y="4.149cm">
          <draw:text-box>
            <text:p text:style-name="P1"><text:span text:style-name="T1">Low Practical</text:span></text:p>
          </draw:text-box>
        </draw:frame>
        <draw:frame draw:style-name="gr22" draw:layer="layout" svg:width="2.098cm" svg:height="0.556cm" svg:x="20.658cm" svg:y="4.703cm">
          <draw:text-box>
            <text:p text:style-name="P1"><text:span text:style-name="T1">Exposure</text:span></text:p>
          </draw:text-box>
        </draw:frame>
        <draw:polygon draw:style-name="gr18" draw:layer="layout" svg:width="4.198cm" svg:height="1.401cm" svg:x="19.501cm" svg:y="5.799cm" svg:viewBox="0 0 4199 1402" draw:points="2099,1402 0,1402 0,0 4199,0 4199,1402">
          <text:p/>
        </draw:polygon>
        <draw:frame draw:style-name="gr23" draw:layer="layout" svg:width="1.073cm" svg:height="0.556cm" svg:x="25.759cm" svg:y="4.149cm">
          <draw:text-box>
            <text:p text:style-name="P1"><text:span text:style-name="T1">Mind</text:span></text:p>
          </draw:text-box>
        </draw:frame>
        <draw:frame draw:style-name="gr24" draw:layer="layout" svg:width="1.526cm" svg:height="0.556cm" svg:x="25.537cm" svg:y="4.706cm">
          <draw:text-box>
            <text:p text:style-name="P1"><text:span text:style-name="T2">Control</text:span></text:p>
          </draw:text-box>
        </draw:frame>
        <draw:polygon draw:style-name="gr18" draw:layer="layout" svg:width="4.198cm" svg:height="1.401cm" svg:x="24.13cm" svg:y="5.799cm" svg:viewBox="0 0 4199 1402" draw:points="2099,1402 0,1402 0,0 4199,0 4199,1402">
          <text:p/>
        </draw:polygon>
        <draw:frame draw:style-name="gr25" draw:layer="layout" svg:width="2.652cm" svg:height="0.556cm" svg:x="20.376cm" svg:y="5.948cm">
          <draw:text-box>
            <text:p text:style-name="P1"><text:span text:style-name="T1">Less Skilled</text:span></text:p>
          </draw:text-box>
        </draw:frame>
        <draw:frame draw:style-name="gr26" draw:layer="layout" svg:width="1.835cm" svg:height="0.556cm" svg:x="20.704cm" svg:y="6.506cm">
          <draw:text-box>
            <text:p text:style-name="P1"><text:span text:style-name="T1">Workers</text:span></text:p>
          </draw:text-box>
        </draw:frame>
        <draw:frame draw:style-name="gr6" draw:layer="layout" svg:width="0.125cm" svg:height="0.556cm" svg:x="22.535cm" svg:y="6.513cm">
          <draw:text-box>
            <text:p text:style-name="P1"><text:span text:style-name="T2"><text:s/></text:span></text:p>
          </draw:text-box>
        </draw:frame>
        <draw:polygon draw:style-name="gr18" draw:layer="layout" svg:width="4.198cm" svg:height="1.401cm" svg:x="19.501cm" svg:y="7.598cm" svg:viewBox="0 0 4199 1402" draw:points="2099,1402 0,1402 0,0 4199,0 4199,1402">
          <text:p/>
        </draw:polygon>
        <draw:frame draw:style-name="gr27" draw:layer="layout" svg:width="1.052cm" svg:height="0.556cm" svg:x="25.773cm" svg:y="5.948cm">
          <draw:text-box>
            <text:p text:style-name="P1"><text:span text:style-name="T1">Less</text:span></text:p>
          </draw:text-box>
        </draw:frame>
        <draw:frame draw:style-name="gr28" draw:layer="layout" svg:width="2.292cm" svg:height="0.556cm" svg:x="25.149cm" svg:y="6.506cm">
          <draw:text-box>
            <text:p text:style-name="P1"><text:span text:style-name="T1">Inspiration</text:span></text:p>
          </draw:text-box>
        </draw:frame>
        <draw:polygon draw:style-name="gr18" draw:layer="layout" svg:width="4.198cm" svg:height="1.401cm" svg:x="24.2cm" svg:y="7.598cm" svg:viewBox="0 0 4199 1402" draw:points="2099,1402 0,1402 0,0 4199,0 4199,1402">
          <text:p/>
        </draw:polygon>
        <draw:frame draw:style-name="gr29" draw:layer="layout" svg:width="1.048cm" svg:height="0.556cm" svg:x="21.131cm" svg:y="7.751cm">
          <draw:text-box>
            <text:p text:style-name="P1"><text:span text:style-name="T1">Poor</text:span></text:p>
          </draw:text-box>
        </draw:frame>
        <draw:frame draw:style-name="gr30" draw:layer="layout" svg:width="2.119cm" svg:height="0.556cm" svg:x="20.57cm" svg:y="8.203cm">
          <draw:text-box>
            <text:p text:style-name="P1"><text:span text:style-name="T1">Efficiency</text:span></text:p>
          </draw:text-box>
        </draw:frame>
        <draw:polygon draw:style-name="gr18" draw:layer="layout" svg:width="4.198cm" svg:height="1.4cm" svg:x="19.501cm" svg:y="9.5cm" svg:viewBox="0 0 4199 1401" draw:points="2099,1401 0,1401 0,0 4199,0 4199,1401">
          <text:p/>
        </draw:polygon>
        <draw:frame draw:style-name="gr31" draw:layer="layout" svg:width="1.962cm" svg:height="0.556cm" svg:x="25.4cm" svg:y="7.751cm">
          <draw:text-box>
            <text:p text:style-name="P1"><text:span text:style-name="T1">Negative</text:span></text:p>
          </draw:text-box>
        </draw:frame>
        <draw:frame draw:style-name="gr32" draw:layer="layout" svg:width="1.687cm" svg:height="0.556cm" svg:x="25.481cm" svg:y="8.305cm">
          <draw:text-box>
            <text:p text:style-name="P1"><text:span text:style-name="T1">Attitude</text:span></text:p>
          </draw:text-box>
        </draw:frame>
        <draw:polygon draw:style-name="gr18" draw:layer="layout" svg:width="4.198cm" svg:height="1.397cm" svg:x="24.2cm" svg:y="9.401cm" svg:viewBox="0 0 4199 1398" draw:points="2099,1398 0,1398 0,0 4199,0 4199,1398">
          <text:p/>
        </draw:polygon>
        <draw:frame draw:style-name="gr33" draw:layer="layout" svg:width="1.446cm" svg:height="0.556cm" svg:x="20.919cm" svg:y="9.649cm">
          <draw:text-box>
            <text:p text:style-name="P1"><text:span text:style-name="T1">Wrong</text:span></text:p>
          </draw:text-box>
        </draw:frame>
        <draw:frame draw:style-name="gr34" draw:layer="layout" svg:width="1.357cm" svg:height="0.556cm" svg:x="20.979cm" svg:y="10.203cm">
          <draw:text-box>
            <text:p text:style-name="P1"><text:span text:style-name="T1">Ethics</text:span></text:p>
          </draw:text-box>
        </draw:frame>
        <draw:polygon draw:style-name="gr35" draw:layer="layout" svg:width="4.198cm" svg:height="1.401cm" svg:x="19.501cm" svg:y="12.999cm" svg:viewBox="0 0 4199 1402" draw:points="2099,1402 0,1402 0,0 4199,0 4199,1402">
          <text:p/>
        </draw:polygon>
        <draw:frame draw:style-name="gr36" draw:layer="layout" svg:width="2.627cm" svg:height="0.556cm" svg:x="25.114cm" svg:y="9.55cm">
          <draw:text-box>
            <text:p text:style-name="P1"><text:span text:style-name="T1">Getting less</text:span></text:p>
          </draw:text-box>
        </draw:frame>
        <draw:frame draw:style-name="gr37" draw:layer="layout" svg:width="2.728cm" svg:height="0.556cm" svg:x="25.061cm" svg:y="10.104cm">
          <draw:text-box>
            <text:p text:style-name="P1"><text:span text:style-name="T1">Things done</text:span></text:p>
          </draw:text-box>
        </draw:frame>
        <draw:polygon draw:style-name="gr35" draw:layer="layout" svg:width="4.198cm" svg:height="1.401cm" svg:x="24.2cm" svg:y="12.999cm" svg:viewBox="0 0 4199 1402" draw:points="2099,1402 0,1402 0,0 4199,0 4199,1402">
          <text:p/>
        </draw:polygon>
        <draw:frame draw:style-name="gr29" draw:layer="layout" svg:width="1.048cm" svg:height="0.556cm" svg:x="21.131cm" svg:y="13.149cm">
          <draw:text-box>
            <text:p text:style-name="P1"><text:span text:style-name="T1">Poor</text:span></text:p>
          </draw:text-box>
        </draw:frame>
        <draw:frame draw:style-name="gr30" draw:layer="layout" svg:width="2.119cm" svg:height="0.556cm" svg:x="20.57cm" svg:y="13.706cm">
          <draw:text-box>
            <text:p text:style-name="P1"><text:span text:style-name="T1">Efficiency</text:span></text:p>
          </draw:text-box>
        </draw:frame>
        <draw:polygon draw:style-name="gr35" draw:layer="layout" svg:width="4.198cm" svg:height="1.4cm" svg:x="19.501cm" svg:y="15cm" svg:viewBox="0 0 4199 1401" draw:points="2099,1401 0,1401 0,0 4199,0 4199,1401">
          <text:p/>
        </draw:polygon>
        <draw:frame draw:style-name="gr23" draw:layer="layout" svg:width="1.073cm" svg:height="0.556cm" svg:x="25.759cm" svg:y="13.149cm">
          <draw:text-box>
            <text:p text:style-name="P1"><text:span text:style-name="T1">Mind</text:span></text:p>
          </draw:text-box>
        </draw:frame>
        <draw:frame draw:style-name="gr38" draw:layer="layout" svg:width="1.602cm" svg:height="0.556cm" svg:x="25.537cm" svg:y="13.706cm">
          <draw:text-box>
            <text:p text:style-name="P1"><text:span text:style-name="T1">Control</text:span></text:p>
          </draw:text-box>
        </draw:frame>
        <draw:polygon draw:style-name="gr35" draw:layer="layout" svg:width="4.198cm" svg:height="1.4cm" svg:x="19.501cm" svg:y="17cm" svg:viewBox="0 0 4199 1401" draw:points="2099,1401 0,1401 0,0 4199,0 4199,1401">
          <text:p/>
        </draw:polygon>
        <draw:frame draw:style-name="gr27" draw:layer="layout" svg:width="1.052cm" svg:height="0.556cm" svg:x="21.145cm" svg:y="15.149cm">
          <draw:text-box>
            <text:p text:style-name="P1"><text:span text:style-name="T1">Less</text:span></text:p>
          </draw:text-box>
        </draw:frame>
        <draw:frame draw:style-name="gr28" draw:layer="layout" svg:width="2.292cm" svg:height="0.556cm" svg:x="20.517cm" svg:y="15.706cm">
          <draw:text-box>
            <text:p text:style-name="P1"><text:span text:style-name="T1">Inspiration</text:span></text:p>
          </draw:text-box>
        </draw:frame>
        <draw:polygon draw:style-name="gr35" draw:layer="layout" svg:width="4.198cm" svg:height="1.4cm" svg:x="24.2cm" svg:y="15cm" svg:viewBox="0 0 4199 1401" draw:points="2099,1401 0,1401 0,0 4199,0 4199,1401">
          <text:p/>
        </draw:polygon>
        <draw:frame draw:style-name="gr31" draw:layer="layout" svg:width="1.962cm" svg:height="0.556cm" svg:x="20.701cm" svg:y="17.149cm">
          <draw:text-box>
            <text:p text:style-name="P1"><text:span text:style-name="T1">Negative</text:span></text:p>
          </draw:text-box>
        </draw:frame>
        <draw:frame draw:style-name="gr32" draw:layer="layout" svg:width="1.687cm" svg:height="0.556cm" svg:x="20.782cm" svg:y="17.703cm">
          <draw:text-box>
            <text:p text:style-name="P1"><text:span text:style-name="T1">Attitude</text:span></text:p>
          </draw:text-box>
        </draw:frame>
        <draw:polygon draw:style-name="gr39" draw:layer="layout" svg:width="5.102cm" svg:height="2.6cm" svg:x="4.998cm" svg:y="15.201cm" svg:viewBox="0 0 5103 2601" draw:points="2551,2601 0,2601 0,0 5103,0 5103,2601">
          <text:p/>
        </draw:polygon>
        <draw:frame draw:style-name="gr33" draw:layer="layout" svg:width="1.446cm" svg:height="0.556cm" svg:x="25.622cm" svg:y="15.149cm">
          <draw:text-box>
            <text:p text:style-name="P1"><text:span text:style-name="T1">Wrong</text:span></text:p>
          </draw:text-box>
        </draw:frame>
        <draw:frame draw:style-name="gr34" draw:layer="layout" svg:width="1.357cm" svg:height="0.556cm" svg:x="25.678cm" svg:y="15.706cm">
          <draw:text-box>
            <text:p text:style-name="P1"><text:span text:style-name="T1">Ethics</text:span></text:p>
          </draw:text-box>
        </draw:frame>
        <draw:frame draw:style-name="gr29" draw:layer="layout" svg:width="1.048cm" svg:height="0.556cm" svg:x="7.08cm" svg:y="15.953cm">
          <draw:text-box>
            <text:p text:style-name="P1"><text:span text:style-name="T1">Poor</text:span></text:p>
          </draw:text-box>
        </draw:frame>
        <draw:frame draw:style-name="gr30" draw:layer="layout" svg:width="2.119cm" svg:height="0.556cm" svg:x="6.522cm" svg:y="16.504cm">
          <draw:text-box>
            <text:p text:style-name="P1"><text:span text:style-name="T1">Efficiency</text:span></text:p>
          </draw:text-box>
        </draw:frame>
        <draw:frame draw:style-name="gr40" draw:layer="layout" svg:width="4.362cm" svg:height="0.514cm" svg:x="7.729cm" svg:y="1.104cm">
          <draw:text-box>
            <text:p text:style-name="P1"><text:span text:style-name="T3">Personal Productivity </text:span></text:p>
          </draw:text-box>
        </draw:frame>
        <draw:frame draw:style-name="gr41" draw:layer="layout" svg:width="2.288cm" svg:height="0.514cm" svg:x="7.729cm" svg:y="1.619cm">
          <draw:text-box>
            <text:p text:style-name="P1"><text:span text:style-name="T3">Application</text:span></text:p>
          </draw:text-box>
        </draw:frame>
        <draw:frame draw:style-name="gr42" draw:layer="layout" svg:width="2.745cm" svg:height="0.514cm" svg:x="13.529cm" svg:y="1.006cm">
          <draw:text-box>
            <text:p text:style-name="P1"><text:span text:style-name="T3">120563107026</text:span></text:p>
          </draw:text-box>
        </draw:frame>
        <draw:frame draw:style-name="gr43" draw:layer="layout" svg:width="2.851cm" svg:height="0.514cm" svg:x="13.529cm" svg:y="1.517cm">
          <draw:text-box>
            <text:p text:style-name="P1"><text:span text:style-name="T3">(Akshar Patel)</text:span></text:p>
          </draw:text-box>
        </draw:frame>
        <draw:frame draw:style-name="gr44" draw:layer="layout" svg:width="2.085cm" svg:height="0.514cm" svg:x="19.399cm" svg:y="1.207cm">
          <draw:text-box>
            <text:p text:style-name="P1"><text:span text:style-name="T3">15/10/2014</text:span></text:p>
          </draw:text-box>
        </draw:frame>
        <draw:frame draw:style-name="gr45" draw:layer="layout" svg:width="0.574cm" svg:height="0.514cm" svg:x="23.957cm" svg:y="1.192cm">
          <draw:text-box>
            <text:p text:style-name="P1"><text:span text:style-name="T3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3T20:22:53.740010501</dc:date>
    <dc:creator>Akshar Patel</dc:creator>
    <meta:document-statistic meta:object-count="77"/>
    <meta:generator>LibreOffice/4.2.8.2$Linux_X86_64 LibreOffice_project/420m0$Build-2</meta:generator>
  </office:meta>
</office:document-meta>
</file>